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outline1">
      <style:graphic-properties fo:min-height="13.626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Absorption et émission de la lumière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5" draw:layer="layout" svg:width="26cm" svg:height="13.625cm" svg:x="1cm" svg:y="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office:forms form:automatic-focus="false" form:apply-design-mode="false"/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21M</meta:editing-duration>
    <meta:editing-cycles>13</meta:editing-cycles>
    <meta:generator>LibreOffice/7.2.7.2$Windows_X86_64 LibreOffice_project/8d71d29d553c0f7dcbfa38fbfda25ee34cce99a2</meta:generator>
    <dc:title>Slide agreg</dc:title>
    <dc:date>2022-06-02T23:36:30.453000000</dc:date>
    <meta:document-statistic meta:object-count="76"/>
  </office:meta>
</office:document-meta>
</file>